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 Neue" svg:font-family="&quot;Helvetica Neue&quot;"/>
    <style:font-face style:name="Helvetica" svg:font-family="Helvetica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BBBBBB" fo:border-bottom="2pt solid #DDDDDD" fo:border-left="2pt solid #DDDDDD" fo:border-right="2pt solid #DDDDDD" style:vertical-align="top" fo:wrap-option="no-wrap" fo:background-color="#F7F7F7" style:repeat-content="false"/>
      <style:paragraph-properties fo:text-align="start" fo:margin-left="0cm"/>
      <style:text-properties style:font-name="Helvetica" style:font-name-asian="Helvetica" style:font-name-complex="Helvetica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top" fo:wrap-option="wrap"/>
    </style:style>
    <style:style style:name="ce4" style:family="table-cell" style:parent-style-name="Default" style:data-style-name="N0">
      <style:table-cell-properties fo:border="2pt solid #DDDDDD" style:vertical-align="top" fo:wrap-option="no-wrap" fo:background-color="#FFFFFF" style:repeat-content="false"/>
      <style:paragraph-properties fo:text-align="start" fo:margin-left="0cm"/>
      <style:text-properties style:font-name="Helvetica" style:font-name-asian="Helvetica" style:font-name-complex="Helvetica"/>
    </style:style>
    <style:style style:name="ce5" style:family="table-cell" style:parent-style-name="Default" style:data-style-name="N0">
      <style:table-cell-properties style:vertical-align="top" fo:wrap-option="wrap"/>
    </style:style>
    <style:style style:name="T1" style:family="text" style:parent-style-name="Default">
      <style:text-properties fo:color="#000000" style:text-line-through-style="none" style:font-name="Helvetica" style:font-name-asian="Helvetica" style:font-name-complex="Helvetic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宋体" style:font-name-asian="宋体" style:font-name-complex="宋体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co1" style:family="table-column">
      <style:table-column-properties fo:break-before="auto" style:column-width="8.70479166666667cm"/>
    </style:style>
    <style:style style:name="co2" style:family="table-column">
      <style:table-column-properties fo:break-before="auto" style:column-width="1.7727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3.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2.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null-date table:date-value="1904-01-01"/>
      </table:calculation-settings>
      <table:table table:name="TENCENT" table:style-name="ta1">
        <table:table-column table:style-name="co1" table:default-cell-style-name="ce5"/>
        <table:table-column table:style-name="co2" table:number-columns-repeated="16383" table:default-cell-style-name="ce3"/>
        <table:table-row table:style-name="ro1">
          <table:table-cell office:value-type="string" table:style-name="ce2">
            <text:p>English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ccount level(multiaccountstructure)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ccounts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dding blocks to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ddition operator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ddr message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dvanced Encryption Standard(AES)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ggregating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ggregating into blocks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lert messages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ltchains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ltcoins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ML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nonymity focused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ntshares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ppcoins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PI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pp Coins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rchitecture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ssembling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ttacks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ttack vectors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utonomous Decentralized Peer-to-Peer Telemetry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uxiliary blockchain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authentication path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backing up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balanced trees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balances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bandwidth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Base58 Check encoding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Base58 encoding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Base-64 representation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BFT<text:span text:style-name="T2">（</text:span>Byzantine Fault Tolerance<text:span text:style-name="T2">）</text:span>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binary hash tree</text:p>
          </table:table-cell>
          <table:table-cell table:number-columns-repeated="16383"/>
        </table:table-row>
        <table:table-row table:style-name="ro2">
          <table:table-cell office:value-type="string" table:style-name="ce4">
            <text:p>BIP0038 encryption</text:p>
          </table:table-cell>
          <table:table-cell table:number-columns-repeated="16383"/>
        </table:table-row>
        <table:table-row table:number-rows-repeated="1048541" table:style-name="ro3">
          <table:table-cell table:number-columns-repeated="16384"/>
        </table:table-row>
      </table:table>
      <table:table table:name="Sheet4" table:style-name="ta2">
        <table:table-column table:style-name="co2" table:number-columns-repeated="16384" table:default-cell-style-name="ce3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Helvetica Neue" svg:font-family="&quot;Helvetica Neue&quot;"/>
    <style:font-face style:name="Helvetica" svg:font-family="Helvetica"/>
    <style:font-face style:name="宋体" svg:font-family="宋体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top" fo:wrap-option="wrap" fo:background-color="transparent"/>
      <style:text-properties fo:color="#000000" style:font-name="Helvetica Neue" style:font-name-asian="Helvetica Neue" style:font-name-complex="Helvetica Neue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11805555555556in" fo:margin-bottom="0.511805555555556in" fo:margin-left="0.75in" fo:margin-right="0.75in" style:table-centering="none" style:print="objects charts drawings"/>
      <style:header-style>
        <style:header-footer-properties fo:min-height="0.488194444444444in" fo:margin-left="0.75in" fo:margin-right="0.75in" fo:margin-bottom="0in"/>
      </style:header-style>
      <style:footer-style>
        <style:header-footer-properties fo:min-height="0.488194444444444in" fo:margin-left="0.75in" fo:margin-right="0.75in" fo:margin-top="0in"/>
      </style:footer-style>
    </style:page-layout>
    <style:page-layout style:name="pm2">
      <style:page-layout-properties fo:margin-top="0.511805555555556in" fo:margin-bottom="0.511805555555556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8194444444444in" fo:margin-left="0.75in" fo:margin-right="0.75in" fo:margin-bottom="0in"/>
      </style:header-style>
      <style:footer-style>
        <style:header-footer-properties fo:min-height="0.488194444444444in" fo:margin-left="0.75in" fo:margin-right="0.7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425</meta:generator>
    <meta:initial-creator>Lena Zhou</meta:initial-creator>
    <dc:creator>zhangxh</dc:creator>
    <meta:creation-date>2018-03-12T04:56:43Z</meta:creation-date>
    <dc:date>2019-04-28T07:41:28Z</dc:date>
    <meta:user-defined meta:name="KSOProductBuildVer">2052-10.1.0.7022</meta:user-defined>
  </office:meta>
</office:document-meta>
</file>